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3.596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6.231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6.10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1.016cm" svg:x="1.762cm" svg:y="2.143cm">
          <text:p text:style-name="P1">Usuari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1.143cm" svg:x="1.127cm" svg:y="6.969cm">
          <text:p text:style-name="P1">Emplead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81cm" svg:height="1.016cm" svg:x="5.445cm" svg:y="4.302cm">
          <text:p text:style-name="P1">Curso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461cm" svg:height="1.143cm" svg:x="13.446cm" svg:y="1.254cm">
          <text:p text:style-name="P1">Capacitador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096cm" svg:height="1.143cm" svg:x="16.494cm" svg:y="3.794cm">
          <text:p text:style-name="P1">Empresa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6.731cm" svg:height="1.27cm" svg:x="7.985cm" svg:y="6.842cm">
          <text:p text:style-name="P1">Curso-Capacitac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6.604cm" svg:height="1.016cm" svg:x="8.366cm" svg:y="10.525cm">
          <text:p text:style-name="P1">Historial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.762cm" svg:y1="2.651cm" svg:x2="1.127cm" svg:y2="7.54cm" draw:start-shape="id1" draw:start-glue-point="3" draw:end-shape="id2" draw:end-glue-point="3" svg:d="M1762 2651h-1136v4889h501" svg:viewBox="0 0 1137 4890">
          <text:p/>
        </draw:connector>
        <draw:connector draw:style-name="gr8" draw:text-style-name="P1" draw:layer="layout" svg:x1="9.255cm" svg:y1="4.81cm" svg:x2="7.985cm" svg:y2="7.477cm" draw:start-shape="id3" draw:start-glue-point="1" draw:end-shape="id4" draw:end-glue-point="3" svg:d="M9255 4810h501v1270h-2273v1397h502" svg:viewBox="0 0 2274 2668">
          <text:p/>
        </draw:connector>
        <draw:connector draw:style-name="gr8" draw:text-style-name="P1" draw:layer="layout" svg:x1="5.191cm" svg:y1="7.54cm" svg:x2="8.366cm" svg:y2="11.033cm" draw:start-shape="id2" draw:start-glue-point="1" draw:end-shape="id5" draw:end-glue-point="3" svg:d="M5191 7540h1588v3493h1587" svg:viewBox="0 0 3176 3494">
          <text:p/>
        </draw:connector>
        <draw:connector draw:style-name="gr8" draw:text-style-name="P1" draw:layer="layout" svg:x1="18.907cm" svg:y1="1.825cm" svg:x2="16.494cm" svg:y2="4.365cm" draw:start-shape="id6" draw:start-glue-point="1" draw:end-shape="id7" draw:end-glue-point="3" svg:d="M18907 1825h500v1270h-3414v1270h501" svg:viewBox="0 0 3415 2541">
          <text:p/>
        </draw:connector>
        <draw:connector draw:style-name="gr8" draw:text-style-name="P1" draw:layer="layout" svg:x1="14.716cm" svg:y1="7.477cm" svg:x2="13.446cm" svg:y2="1.825cm" draw:start-shape="id4" draw:start-glue-point="1" draw:end-shape="id6" draw:end-glue-point="3" svg:d="M14716 7477h500v-2858h-2272v-2794h502" svg:viewBox="0 0 2273 5653">
          <text:p/>
        </draw:connector>
        <draw:connector draw:style-name="gr8" draw:text-style-name="P1" draw:layer="layout" svg:x1="14.716cm" svg:y1="7.477cm" svg:x2="14.97cm" svg:y2="11.033cm" draw:start-shape="id4" draw:end-shape="id5" draw:end-glue-point="1" svg:d="M14716 7477h755v3556h-501" svg:viewBox="0 0 756 3557">
          <text:p/>
        </draw:connector>
        <draw:custom-shape draw:style-name="gr9" draw:text-style-name="P1" xml:id="id8" draw:id="id8" draw:layer="layout" svg:width="3.81cm" svg:height="0.889cm" svg:x="2.016cm" svg:y="10.906cm">
          <text:p text:style-name="P1">Puesto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159cm" svg:y1="8.112cm" svg:x2="2.016cm" svg:y2="11.35cm" draw:start-shape="id2" draw:start-glue-point="2" draw:end-shape="id8" draw:end-glue-point="3" svg:d="M3159 8112v1396h-1644v1842h501" svg:viewBox="0 0 1645 3239">
          <text:p/>
        </draw:connector>
        <draw:frame draw:style-name="gr10" draw:text-style-name="P2" draw:layer="layout" svg:width="3.741cm" svg:height="5.875cm" svg:x="2.27cm" svg:y="14.716cm">
          <draw:text-box>
            <text:p>cve_emp</text:p>
            <text:p>Nombre</text:p>
            <text:p>Apaterno</text:p>
            <text:p>Amaterno</text:p>
            <text:p>Nacimiento</text:p>
            <text:p>Email</text:p>
            <text:p>cve_puesto</text:p>
            <text:p>cve_us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03:17:39.528124264</meta:creation-date>
    <dc:date>2018-02-02T09:35:15.851187680</dc:date>
    <meta:editing-duration>PT8M35S</meta:editing-duration>
    <meta:editing-cycles>1</meta:editing-cycles>
    <meta:document-statistic meta:object-count="16"/>
    <meta:generator>LibreOffice/5.3.1.2$Linux_X86_64 LibreOffice_project/30m0$Build-2</meta:generator>
  </office:meta>
</office:document-meta>
</file>